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8.932cm"/>
    </style:style>
    <style:style style:name="co4" style:family="table-column">
      <style:table-column-properties fo:break-before="auto" style:column-width="13.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74cm"/>
    </style:style>
    <style:style style:name="co7" style:family="table-column">
      <style:table-column-properties fo:break-before="auto" style:column-width="7.5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1c99e0"/>
    </style:style>
    <style:style style:name="ce3" style:family="table-cell" style:parent-style-name="Default">
      <style:map style:condition="is-true-formula(AND(NOT(ISBLANK([.A$1])); NOT(ISBLANK([.$A2]))))" style:apply-style-name="cell" style:base-cell-address="Feuille1.A2"/>
    </style:style>
    <style:style style:name="ce4" style:family="table-cell" style:parent-style-name="Default">
      <style:table-cell-properties fo:background-color="#1c99e0" style:text-align-source="fix" style:repeat-content="false" style:vertical-align="top"/>
      <style:paragraph-properties fo:text-align="start" fo:margin-left="0cm"/>
    </style:style>
    <style:style style:name="ce5" style:family="table-cell" style:parent-style-name="cell">
      <style:table-cell-properties style:text-align-source="fix" style:repeat-content="false" style:vertical-align="top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7" style:family="table-cell" style:parent-style-name="Default">
      <style:table-cell-properties fo:background-color="#1c99e0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AND(NOT(ISBLANK([.A$1])); NOT(ISBLANK([.$A2]))))" style:apply-style-name="cell" style:base-cell-address="Feuille1.A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14"/>
        <table:table-column table:style-name="co6" table:default-cell-style-name="ce3"/>
        <table:table-column table:style-name="co7" table:default-cell-style-name="ce3"/>
        <table:table-column table:style-name="co5" table:number-columns-repeated="1015" table:default-cell-style-name="ce3"/>
        <table:table-row table:style-name="ro1">
          <table:table-cell table:style-name="ce2" office:value-type="string" calcext:value-type="string">
            <text:p>title</text:p>
          </table:table-cell>
          <table:table-cell table:style-name="ce4" office:value-type="string" calcext:value-type="string">
            <text:p>fun</text:p>
          </table:table-cell>
          <table:table-cell table:style-name="ce2" office:value-type="string" calcext:value-type="string">
            <text:p>tags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thumbnail</text:p>
          </table:table-cell>
          <table:table-cell table:style-name="ce7" office:value-type="string" calcext:value-type="string">
            <text:p>unixtime</text:p>
          </table:table-cell>
          <table:table-cell table:style-name="ce7" office:value-type="string" calcext:value-type="string">
            <text:p>foreign_id</text:p>
          </table:table-cell>
          <table:table-cell table:style-name="ce2" office:value-type="string" calcext:value-type="string">
            <text:p>date_format</text:p>
          </table:table-cell>
          <table:table-cell table:style-name="ce2" office:value-type="string" calcext:value-type="string">
            <text:p>website</text:p>
          </table:table-cell>
          <table:table-cell table:style-name="Default" table:number-columns-repeated="1015"/>
        </table:table-row>
        <table:table-row table:style-name="ro1">
          <table:table-cell office:value-type="string" calcext:value-type="string">
            <text:p>FIRST_PLATFORMER</text:p>
          </table:table-cell>
          <table:table-cell table:style-name="ce5" office:value-type="float" office:value="70" calcext:value-type="float">
            <text:p>70</text:p>
          </table:table-cell>
          <table:table-cell office:value-type="string" calcext:value-type="string">
            <text:p>scratch platformer 2D web coop multiplayer complete</text:p>
          </table:table-cell>
          <table:table-cell table:number-columns-repeated="2"/>
          <table:table-cell office:value-type="float" office:value="1497391200" calcext:value-type="float">
            <text:p>1497391200</text:p>
          </table:table-cell>
          <table:table-cell office:value-type="float" office:value="162439969" calcext:value-type="float">
            <text:p>1624399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PE_TAUPE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scratch arcade 2D web complete</text:p>
          </table:table-cell>
          <table:table-cell table:number-columns-repeated="2"/>
          <table:table-cell office:value-type="float" office:value="1518130800" calcext:value-type="float">
            <text:p>1518130800</text:p>
          </table:table-cell>
          <table:table-cell office:value-type="float" office:value="162691177" calcext:value-type="float">
            <text:p>1626911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BBLE</text:p>
          </table:table-cell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scratch arcade 2D web abandoned</text:p>
          </table:table-cell>
          <table:table-cell table:number-columns-repeated="2"/>
          <table:table-cell office:value-type="float" office:value="1548198000" calcext:value-type="float">
            <text:p>1548198000</text:p>
          </table:table-cell>
          <table:table-cell office:value-type="float" office:value="281603316" calcext:value-type="float">
            <text:p>2816033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RTAILLERIE</text:p>
          </table:table-cell>
          <table:table-cell table:style-name="ce5" office:value-type="float" office:value="80" calcext:value-type="float">
            <text:p>80</text:p>
          </table:table-cell>
          <table:table-cell office:value-type="string" calcext:value-type="string">
            <text:p>scratch arcade 2D web 1v1 multiplayer abandoned</text:p>
          </table:table-cell>
          <table:table-cell table:number-columns-repeated="2"/>
          <table:table-cell office:value-type="float" office:value="1536876000" calcext:value-type="float">
            <text:p>1536876000</text:p>
          </table:table-cell>
          <table:table-cell office:value-type="float" office:value="198861730" calcext:value-type="float">
            <text:p>1988617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ACE_ADVENTURE</text:p>
          </table:table-cell>
          <table:table-cell table:style-name="ce5" office:value-type="float" office:value="70" calcext:value-type="float">
            <text:p>70</text:p>
          </table:table-cell>
          <table:table-cell office:value-type="string" calcext:value-type="string">
            <text:p>scratch arcade 2D web school complete</text:p>
          </table:table-cell>
          <table:table-cell table:number-columns-repeated="2"/>
          <table:table-cell office:value-type="float" office:value="1611270000" calcext:value-type="float">
            <text:p>1611270000</text:p>
          </table:table-cell>
          <table:table-cell office:value-type="float" office:value="445090385" calcext:value-type="float">
            <text:p>4450903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ZZLE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scratch 2D web school LTS 24h</text:p>
          </table:table-cell>
          <table:table-cell table:number-columns-repeated="2"/>
          <table:table-cell office:value-type="float" office:value="1671404400" calcext:value-type="float">
            <text:p>1671404400</text:p>
          </table:table-cell>
          <table:table-cell office:value-type="float" office:value="778764577" calcext:value-type="float">
            <text:p>7787645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cratch arcade 2D web LTS 24h</text:p>
          </table:table-cell>
          <table:table-cell table:number-columns-repeated="2"/>
          <table:table-cell office:value-type="float" office:value="1697476730" calcext:value-type="float">
            <text:p>1697476730</text:p>
          </table:table-cell>
          <table:table-cell office:value-type="float" office:value="904901399" calcext:value-type="float">
            <text:p>9049013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JECT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web LTS</text:p>
          </table:table-cell>
          <table:table-cell office:value-type="string" calcext:value-type="string">
            <text:p>https://xorblo-doitus.github.io/projects/</text:p>
          </table:table-cell>
          <table:table-cell/>
          <table:table-cell office:value-type="float" office:value="1693605600" calcext:value-type="float">
            <text:p>1693605600</text:p>
          </table:table-cell>
          <table:table-cell/>
          <table:table-cell office:value-type="string" calcext:value-type="string">
            <text:p><text:span text:style-name="T1">{"year"</text:span>: "numeric"}</text:p>
          </table:table-cell>
          <table:table-cell table:number-columns-repeated="1016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B2:Feuille1.B1048576">
            <calcext:color-scale>
              <calcext:color-scale-entry calcext:value="0" calcext:type="minimum" calcext:color="#f06f6f"/>
              <calcext:color-scale-entry calcext:value="50" calcext:type="percentile" calcext:color="#f5cd53"/>
              <calcext:color-scale-entry calcext:value="0" calcext:type="maximum" calcext:color="#92e285"/>
            </calcext:color-scale>
          </calcext:conditional-format>
          <calcext:conditional-format calcext:target-range-address="Feuille1.A2:Feuille1.AMJ1048576">
            <calcext:condition calcext:apply-style-name="cell" calcext:value="formula-is(AND(NOT(ISBLANK([.A$1])); NOT(ISBLANK([.$A2]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aadcf7" style:diagonal-bl-tr="none" style:diagonal-tl-br="none" fo:border="0.06pt solid #6d6d6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4">00/00/0000</text:date>, <text:time style:data-style-name="N2" text:time-value="11:13:23.4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4T11:15:17.811000000</dc:date>
    <meta:editing-duration>PT4H29M48S</meta:editing-duration>
    <meta:editing-cycles>25</meta:editing-cycles>
    <meta:generator>LibreOffice/7.3.2.2$Windows_X86_64 LibreOffice_project/49f2b1bff42cfccbd8f788c8dc32c1c309559be0</meta:generator>
    <meta:document-statistic meta:table-count="1" meta:cell-count="50" meta:object-count="0"/>
  </office:meta>
</office:document-meta>
</file>